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2709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4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15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6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7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-goo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mat_row_no</text:p>
          </table:table-cell>
          <table:table-cell office:value-type="string" calcext:value-type="string">
            <text:p>mat_col_no</text:p>
          </table:table-cell>
          <table:table-cell office:value-type="string" calcext:value-type="string">
            <text:p>conv_row_no</text:p>
          </table:table-cell>
          <table:table-cell office:value-type="string" calcext:value-type="string">
            <text:p>conv_col_n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unner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0.000356806" calcext:value-type="float">
            <text:p>0.000356806</text:p>
          </table:table-cell>
          <table:table-cell table:formula="of:=COM.MICROSOFT.CONCAT(&quot;N=&quot;;[.A2];&quot;,M=&quot;;[.B2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0.000358495" calcext:value-type="float">
            <text:p>0.000358495</text:p>
          </table:table-cell>
          <table:table-cell table:formula="of:=COM.MICROSOFT.CONCAT(&quot;N=&quot;;[.A3];&quot;,M=&quot;;[.B3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0.000377083" calcext:value-type="float">
            <text:p>0.000377083</text:p>
          </table:table-cell>
          <table:table-cell table:formula="of:=COM.MICROSOFT.CONCAT(&quot;N=&quot;;[.A4];&quot;,M=&quot;;[.B4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0.000390032" calcext:value-type="float">
            <text:p>0.000390032</text:p>
          </table:table-cell>
          <table:table-cell table:formula="of:=COM.MICROSOFT.CONCAT(&quot;N=&quot;;[.A5];&quot;,M=&quot;;[.B5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0.000355865" calcext:value-type="float">
            <text:p>0.000355865</text:p>
          </table:table-cell>
          <table:table-cell table:formula="of:=COM.MICROSOFT.CONCAT(&quot;N=&quot;;[.A6];&quot;,M=&quot;;[.B6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0.000354466" calcext:value-type="float">
            <text:p>0.000354466</text:p>
          </table:table-cell>
          <table:table-cell table:formula="of:=COM.MICROSOFT.CONCAT(&quot;N=&quot;;[.A7];&quot;,M=&quot;;[.B7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0.000366825" calcext:value-type="float">
            <text:p>0.000366825</text:p>
          </table:table-cell>
          <table:table-cell table:formula="of:=COM.MICROSOFT.CONCAT(&quot;N=&quot;;[.A8];&quot;,M=&quot;;[.B8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0.000355547" calcext:value-type="float">
            <text:p>0.000355547</text:p>
          </table:table-cell>
          <table:table-cell table:formula="of:=COM.MICROSOFT.CONCAT(&quot;N=&quot;;[.A9];&quot;,M=&quot;;[.B9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0.000359572" calcext:value-type="float">
            <text:p>0.000359572</text:p>
          </table:table-cell>
          <table:table-cell table:formula="of:=COM.MICROSOFT.CONCAT(&quot;N=&quot;;[.A10];&quot;,M=&quot;;[.B10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0.000357397" calcext:value-type="float">
            <text:p>0.000357397</text:p>
          </table:table-cell>
          <table:table-cell table:formula="of:=COM.MICROSOFT.CONCAT(&quot;N=&quot;;[.A11];&quot;,M=&quot;;[.B11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1.34552" calcext:value-type="float">
            <text:p>1.34552</text:p>
          </table:table-cell>
          <table:table-cell table:formula="of:=COM.MICROSOFT.CONCAT(&quot;N=&quot;;[.A12];&quot;,M=&quot;;[.B12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1.11545" calcext:value-type="float">
            <text:p>1.11545</text:p>
          </table:table-cell>
          <table:table-cell table:formula="of:=COM.MICROSOFT.CONCAT(&quot;N=&quot;;[.A13];&quot;,M=&quot;;[.B13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1.11532" calcext:value-type="float">
            <text:p>1.11532</text:p>
          </table:table-cell>
          <table:table-cell table:formula="of:=COM.MICROSOFT.CONCAT(&quot;N=&quot;;[.A14];&quot;,M=&quot;;[.B14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1.11563" calcext:value-type="float">
            <text:p>1.11563</text:p>
          </table:table-cell>
          <table:table-cell table:formula="of:=COM.MICROSOFT.CONCAT(&quot;N=&quot;;[.A15];&quot;,M=&quot;;[.B15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1.11593" calcext:value-type="float">
            <text:p>1.11593</text:p>
          </table:table-cell>
          <table:table-cell table:formula="of:=COM.MICROSOFT.CONCAT(&quot;N=&quot;;[.A16];&quot;,M=&quot;;[.B16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1.11578" calcext:value-type="float">
            <text:p>1.11578</text:p>
          </table:table-cell>
          <table:table-cell table:formula="of:=COM.MICROSOFT.CONCAT(&quot;N=&quot;;[.A17];&quot;,M=&quot;;[.B17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1.11576" calcext:value-type="float">
            <text:p>1.11576</text:p>
          </table:table-cell>
          <table:table-cell table:formula="of:=COM.MICROSOFT.CONCAT(&quot;N=&quot;;[.A18];&quot;,M=&quot;;[.B18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1.1157" calcext:value-type="float">
            <text:p>1.1157</text:p>
          </table:table-cell>
          <table:table-cell table:formula="of:=COM.MICROSOFT.CONCAT(&quot;N=&quot;;[.A19];&quot;,M=&quot;;[.B19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1.11678" calcext:value-type="float">
            <text:p>1.11678</text:p>
          </table:table-cell>
          <table:table-cell table:formula="of:=COM.MICROSOFT.CONCAT(&quot;N=&quot;;[.A20];&quot;,M=&quot;;[.B20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1.11549" calcext:value-type="float">
            <text:p>1.11549</text:p>
          </table:table-cell>
          <table:table-cell table:formula="of:=COM.MICROSOFT.CONCAT(&quot;N=&quot;;[.A21];&quot;,M=&quot;;[.B21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a</text:p>
          </table:table-cell>
          <table:table-cell office:value-type="float" office:value="0.565221" calcext:value-type="float">
            <text:p>0.565221</text:p>
          </table:table-cell>
          <table:table-cell table:formula="of:=COM.MICROSOFT.CONCAT(&quot;N=&quot;;[.A22];&quot;,M=&quot;;[.B22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a</text:p>
          </table:table-cell>
          <table:table-cell office:value-type="float" office:value="0.565199" calcext:value-type="float">
            <text:p>0.565199</text:p>
          </table:table-cell>
          <table:table-cell table:formula="of:=COM.MICROSOFT.CONCAT(&quot;N=&quot;;[.A23];&quot;,M=&quot;;[.B23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a</text:p>
          </table:table-cell>
          <table:table-cell office:value-type="float" office:value="0.565173" calcext:value-type="float">
            <text:p>0.565173</text:p>
          </table:table-cell>
          <table:table-cell table:formula="of:=COM.MICROSOFT.CONCAT(&quot;N=&quot;;[.A24];&quot;,M=&quot;;[.B24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a</text:p>
          </table:table-cell>
          <table:table-cell office:value-type="float" office:value="0.565137" calcext:value-type="float">
            <text:p>0.565137</text:p>
          </table:table-cell>
          <table:table-cell table:formula="of:=COM.MICROSOFT.CONCAT(&quot;N=&quot;;[.A25];&quot;,M=&quot;;[.B25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a</text:p>
          </table:table-cell>
          <table:table-cell office:value-type="float" office:value="0.565156" calcext:value-type="float">
            <text:p>0.565156</text:p>
          </table:table-cell>
          <table:table-cell table:formula="of:=COM.MICROSOFT.CONCAT(&quot;N=&quot;;[.A26];&quot;,M=&quot;;[.B26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a</text:p>
          </table:table-cell>
          <table:table-cell office:value-type="float" office:value="0.565143" calcext:value-type="float">
            <text:p>0.565143</text:p>
          </table:table-cell>
          <table:table-cell table:formula="of:=COM.MICROSOFT.CONCAT(&quot;N=&quot;;[.A27];&quot;,M=&quot;;[.B27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a</text:p>
          </table:table-cell>
          <table:table-cell office:value-type="float" office:value="0.565131" calcext:value-type="float">
            <text:p>0.565131</text:p>
          </table:table-cell>
          <table:table-cell table:formula="of:=COM.MICROSOFT.CONCAT(&quot;N=&quot;;[.A28];&quot;,M=&quot;;[.B28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a</text:p>
          </table:table-cell>
          <table:table-cell office:value-type="float" office:value="0.565155" calcext:value-type="float">
            <text:p>0.565155</text:p>
          </table:table-cell>
          <table:table-cell table:formula="of:=COM.MICROSOFT.CONCAT(&quot;N=&quot;;[.A29];&quot;,M=&quot;;[.B29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a</text:p>
          </table:table-cell>
          <table:table-cell office:value-type="float" office:value="0.56509" calcext:value-type="float">
            <text:p>0.56509</text:p>
          </table:table-cell>
          <table:table-cell table:formula="of:=COM.MICROSOFT.CONCAT(&quot;N=&quot;;[.A30];&quot;,M=&quot;;[.B30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a</text:p>
          </table:table-cell>
          <table:table-cell office:value-type="float" office:value="0.566204" calcext:value-type="float">
            <text:p>0.566204</text:p>
          </table:table-cell>
          <table:table-cell table:formula="of:=COM.MICROSOFT.CONCAT(&quot;N=&quot;;[.A31];&quot;,M=&quot;;[.B31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da</text:p>
          </table:table-cell>
          <table:table-cell office:value-type="float" office:value="0.286827" calcext:value-type="float">
            <text:p>0.286827</text:p>
          </table:table-cell>
          <table:table-cell table:formula="of:=COM.MICROSOFT.CONCAT(&quot;N=&quot;;[.A32];&quot;,M=&quot;;[.B32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da</text:p>
          </table:table-cell>
          <table:table-cell office:value-type="float" office:value="0.28683" calcext:value-type="float">
            <text:p>0.28683</text:p>
          </table:table-cell>
          <table:table-cell table:formula="of:=COM.MICROSOFT.CONCAT(&quot;N=&quot;;[.A33];&quot;,M=&quot;;[.B33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da</text:p>
          </table:table-cell>
          <table:table-cell office:value-type="float" office:value="0.286794" calcext:value-type="float">
            <text:p>0.286794</text:p>
          </table:table-cell>
          <table:table-cell table:formula="of:=COM.MICROSOFT.CONCAT(&quot;N=&quot;;[.A34];&quot;,M=&quot;;[.B34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da</text:p>
          </table:table-cell>
          <table:table-cell office:value-type="float" office:value="0.286799" calcext:value-type="float">
            <text:p>0.286799</text:p>
          </table:table-cell>
          <table:table-cell table:formula="of:=COM.MICROSOFT.CONCAT(&quot;N=&quot;;[.A35];&quot;,M=&quot;;[.B35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da</text:p>
          </table:table-cell>
          <table:table-cell office:value-type="float" office:value="0.286766" calcext:value-type="float">
            <text:p>0.286766</text:p>
          </table:table-cell>
          <table:table-cell table:formula="of:=COM.MICROSOFT.CONCAT(&quot;N=&quot;;[.A36];&quot;,M=&quot;;[.B36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da</text:p>
          </table:table-cell>
          <table:table-cell office:value-type="float" office:value="0.286773" calcext:value-type="float">
            <text:p>0.286773</text:p>
          </table:table-cell>
          <table:table-cell table:formula="of:=COM.MICROSOFT.CONCAT(&quot;N=&quot;;[.A37];&quot;,M=&quot;;[.B37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da</text:p>
          </table:table-cell>
          <table:table-cell office:value-type="float" office:value="0.286761" calcext:value-type="float">
            <text:p>0.286761</text:p>
          </table:table-cell>
          <table:table-cell table:formula="of:=COM.MICROSOFT.CONCAT(&quot;N=&quot;;[.A38];&quot;,M=&quot;;[.B38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da</text:p>
          </table:table-cell>
          <table:table-cell office:value-type="float" office:value="0.286736" calcext:value-type="float">
            <text:p>0.286736</text:p>
          </table:table-cell>
          <table:table-cell table:formula="of:=COM.MICROSOFT.CONCAT(&quot;N=&quot;;[.A39];&quot;,M=&quot;;[.B39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da</text:p>
          </table:table-cell>
          <table:table-cell office:value-type="float" office:value="0.286751" calcext:value-type="float">
            <text:p>0.286751</text:p>
          </table:table-cell>
          <table:table-cell table:formula="of:=COM.MICROSOFT.CONCAT(&quot;N=&quot;;[.A40];&quot;,M=&quot;;[.B40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da</text:p>
          </table:table-cell>
          <table:table-cell office:value-type="float" office:value="0.286766" calcext:value-type="float">
            <text:p>0.286766</text:p>
          </table:table-cell>
          <table:table-cell table:formula="of:=COM.MICROSOFT.CONCAT(&quot;N=&quot;;[.A41];&quot;,M=&quot;;[.B41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da</text:p>
          </table:table-cell>
          <table:table-cell office:value-type="float" office:value="0.158342" calcext:value-type="float">
            <text:p>0.158342</text:p>
          </table:table-cell>
          <table:table-cell table:formula="of:=COM.MICROSOFT.CONCAT(&quot;N=&quot;;[.A42];&quot;,M=&quot;;[.B42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da</text:p>
          </table:table-cell>
          <table:table-cell office:value-type="float" office:value="0.158356" calcext:value-type="float">
            <text:p>0.158356</text:p>
          </table:table-cell>
          <table:table-cell table:formula="of:=COM.MICROSOFT.CONCAT(&quot;N=&quot;;[.A43];&quot;,M=&quot;;[.B43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da</text:p>
          </table:table-cell>
          <table:table-cell office:value-type="float" office:value="0.158416" calcext:value-type="float">
            <text:p>0.158416</text:p>
          </table:table-cell>
          <table:table-cell table:formula="of:=COM.MICROSOFT.CONCAT(&quot;N=&quot;;[.A44];&quot;,M=&quot;;[.B44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da</text:p>
          </table:table-cell>
          <table:table-cell office:value-type="float" office:value="0.158377" calcext:value-type="float">
            <text:p>0.158377</text:p>
          </table:table-cell>
          <table:table-cell table:formula="of:=COM.MICROSOFT.CONCAT(&quot;N=&quot;;[.A45];&quot;,M=&quot;;[.B45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da</text:p>
          </table:table-cell>
          <table:table-cell office:value-type="float" office:value="0.15836" calcext:value-type="float">
            <text:p>0.15836</text:p>
          </table:table-cell>
          <table:table-cell table:formula="of:=COM.MICROSOFT.CONCAT(&quot;N=&quot;;[.A46];&quot;,M=&quot;;[.B46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da</text:p>
          </table:table-cell>
          <table:table-cell office:value-type="float" office:value="0.158423" calcext:value-type="float">
            <text:p>0.158423</text:p>
          </table:table-cell>
          <table:table-cell table:formula="of:=COM.MICROSOFT.CONCAT(&quot;N=&quot;;[.A47];&quot;,M=&quot;;[.B47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da</text:p>
          </table:table-cell>
          <table:table-cell office:value-type="float" office:value="0.158388" calcext:value-type="float">
            <text:p>0.158388</text:p>
          </table:table-cell>
          <table:table-cell table:formula="of:=COM.MICROSOFT.CONCAT(&quot;N=&quot;;[.A48];&quot;,M=&quot;;[.B48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da</text:p>
          </table:table-cell>
          <table:table-cell office:value-type="float" office:value="0.158394" calcext:value-type="float">
            <text:p>0.158394</text:p>
          </table:table-cell>
          <table:table-cell table:formula="of:=COM.MICROSOFT.CONCAT(&quot;N=&quot;;[.A49];&quot;,M=&quot;;[.B49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da</text:p>
          </table:table-cell>
          <table:table-cell office:value-type="float" office:value="0.158401" calcext:value-type="float">
            <text:p>0.158401</text:p>
          </table:table-cell>
          <table:table-cell table:formula="of:=COM.MICROSOFT.CONCAT(&quot;N=&quot;;[.A50];&quot;,M=&quot;;[.B50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da</text:p>
          </table:table-cell>
          <table:table-cell office:value-type="float" office:value="0.158367" calcext:value-type="float">
            <text:p>0.158367</text:p>
          </table:table-cell>
          <table:table-cell table:formula="of:=COM.MICROSOFT.CONCAT(&quot;N=&quot;;[.A51];&quot;,M=&quot;;[.B51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117.539" calcext:value-type="float">
            <text:p>117.539</text:p>
          </table:table-cell>
          <table:table-cell table:formula="of:=COM.MICROSOFT.CONCAT(&quot;N=&quot;;[.A52];&quot;,M=&quot;;[.B52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117.628" calcext:value-type="float">
            <text:p>117.628</text:p>
          </table:table-cell>
          <table:table-cell table:formula="of:=COM.MICROSOFT.CONCAT(&quot;N=&quot;;[.A53];&quot;,M=&quot;;[.B53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117.539" calcext:value-type="float">
            <text:p>117.539</text:p>
          </table:table-cell>
          <table:table-cell table:formula="of:=COM.MICROSOFT.CONCAT(&quot;N=&quot;;[.A54];&quot;,M=&quot;;[.B54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117.513" calcext:value-type="float">
            <text:p>117.513</text:p>
          </table:table-cell>
          <table:table-cell table:formula="of:=COM.MICROSOFT.CONCAT(&quot;N=&quot;;[.A55];&quot;,M=&quot;;[.B55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117.526" calcext:value-type="float">
            <text:p>117.526</text:p>
          </table:table-cell>
          <table:table-cell table:formula="of:=COM.MICROSOFT.CONCAT(&quot;N=&quot;;[.A56];&quot;,M=&quot;;[.B56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117.507" calcext:value-type="float">
            <text:p>117.507</text:p>
          </table:table-cell>
          <table:table-cell table:formula="of:=COM.MICROSOFT.CONCAT(&quot;N=&quot;;[.A57];&quot;,M=&quot;;[.B57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117.496" calcext:value-type="float">
            <text:p>117.496</text:p>
          </table:table-cell>
          <table:table-cell table:formula="of:=COM.MICROSOFT.CONCAT(&quot;N=&quot;;[.A58];&quot;,M=&quot;;[.B58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118.214" calcext:value-type="float">
            <text:p>118.214</text:p>
          </table:table-cell>
          <table:table-cell table:formula="of:=COM.MICROSOFT.CONCAT(&quot;N=&quot;;[.A59];&quot;,M=&quot;;[.B59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118.838" calcext:value-type="float">
            <text:p>118.838</text:p>
          </table:table-cell>
          <table:table-cell table:formula="of:=COM.MICROSOFT.CONCAT(&quot;N=&quot;;[.A60];&quot;,M=&quot;;[.B60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118.845" calcext:value-type="float">
            <text:p>118.845</text:p>
          </table:table-cell>
          <table:table-cell table:formula="of:=COM.MICROSOFT.CONCAT(&quot;N=&quot;;[.A61];&quot;,M=&quot;;[.B61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a</text:p>
          </table:table-cell>
          <table:table-cell office:value-type="float" office:value="59.9403" calcext:value-type="float">
            <text:p>59.9403</text:p>
          </table:table-cell>
          <table:table-cell table:formula="of:=COM.MICROSOFT.CONCAT(&quot;N=&quot;;[.A62];&quot;,M=&quot;;[.B62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a</text:p>
          </table:table-cell>
          <table:table-cell office:value-type="float" office:value="59.9774" calcext:value-type="float">
            <text:p>59.9774</text:p>
          </table:table-cell>
          <table:table-cell table:formula="of:=COM.MICROSOFT.CONCAT(&quot;N=&quot;;[.A63];&quot;,M=&quot;;[.B63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a</text:p>
          </table:table-cell>
          <table:table-cell office:value-type="float" office:value="59.9532" calcext:value-type="float">
            <text:p>59.9532</text:p>
          </table:table-cell>
          <table:table-cell table:formula="of:=COM.MICROSOFT.CONCAT(&quot;N=&quot;;[.A64];&quot;,M=&quot;;[.B64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a</text:p>
          </table:table-cell>
          <table:table-cell office:value-type="float" office:value="59.9608" calcext:value-type="float">
            <text:p>59.9608</text:p>
          </table:table-cell>
          <table:table-cell table:formula="of:=COM.MICROSOFT.CONCAT(&quot;N=&quot;;[.A65];&quot;,M=&quot;;[.B65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a</text:p>
          </table:table-cell>
          <table:table-cell office:value-type="float" office:value="59.9341" calcext:value-type="float">
            <text:p>59.9341</text:p>
          </table:table-cell>
          <table:table-cell table:formula="of:=COM.MICROSOFT.CONCAT(&quot;N=&quot;;[.A66];&quot;,M=&quot;;[.B66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a</text:p>
          </table:table-cell>
          <table:table-cell office:value-type="float" office:value="59.8845" calcext:value-type="float">
            <text:p>59.8845</text:p>
          </table:table-cell>
          <table:table-cell table:formula="of:=COM.MICROSOFT.CONCAT(&quot;N=&quot;;[.A67];&quot;,M=&quot;;[.B67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a</text:p>
          </table:table-cell>
          <table:table-cell office:value-type="float" office:value="59.9343" calcext:value-type="float">
            <text:p>59.9343</text:p>
          </table:table-cell>
          <table:table-cell table:formula="of:=COM.MICROSOFT.CONCAT(&quot;N=&quot;;[.A68];&quot;,M=&quot;;[.B68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a</text:p>
          </table:table-cell>
          <table:table-cell office:value-type="float" office:value="59.9469" calcext:value-type="float">
            <text:p>59.9469</text:p>
          </table:table-cell>
          <table:table-cell table:formula="of:=COM.MICROSOFT.CONCAT(&quot;N=&quot;;[.A69];&quot;,M=&quot;;[.B69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a</text:p>
          </table:table-cell>
          <table:table-cell office:value-type="float" office:value="59.9377" calcext:value-type="float">
            <text:p>59.9377</text:p>
          </table:table-cell>
          <table:table-cell table:formula="of:=COM.MICROSOFT.CONCAT(&quot;N=&quot;;[.A70];&quot;,M=&quot;;[.B70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a</text:p>
          </table:table-cell>
          <table:table-cell office:value-type="float" office:value="59.976" calcext:value-type="float">
            <text:p>59.976</text:p>
          </table:table-cell>
          <table:table-cell table:formula="of:=COM.MICROSOFT.CONCAT(&quot;N=&quot;;[.A71];&quot;,M=&quot;;[.B71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da</text:p>
          </table:table-cell>
          <table:table-cell office:value-type="float" office:value="30.7985" calcext:value-type="float">
            <text:p>30.7985</text:p>
          </table:table-cell>
          <table:table-cell table:formula="of:=COM.MICROSOFT.CONCAT(&quot;N=&quot;;[.A72];&quot;,M=&quot;;[.B72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da</text:p>
          </table:table-cell>
          <table:table-cell office:value-type="float" office:value="30.6473" calcext:value-type="float">
            <text:p>30.6473</text:p>
          </table:table-cell>
          <table:table-cell table:formula="of:=COM.MICROSOFT.CONCAT(&quot;N=&quot;;[.A73];&quot;,M=&quot;;[.B73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da</text:p>
          </table:table-cell>
          <table:table-cell office:value-type="float" office:value="30.7689" calcext:value-type="float">
            <text:p>30.7689</text:p>
          </table:table-cell>
          <table:table-cell table:formula="of:=COM.MICROSOFT.CONCAT(&quot;N=&quot;;[.A74];&quot;,M=&quot;;[.B74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da</text:p>
          </table:table-cell>
          <table:table-cell office:value-type="float" office:value="30.6479" calcext:value-type="float">
            <text:p>30.6479</text:p>
          </table:table-cell>
          <table:table-cell table:formula="of:=COM.MICROSOFT.CONCAT(&quot;N=&quot;;[.A75];&quot;,M=&quot;;[.B75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da</text:p>
          </table:table-cell>
          <table:table-cell office:value-type="float" office:value="30.7579" calcext:value-type="float">
            <text:p>30.7579</text:p>
          </table:table-cell>
          <table:table-cell table:formula="of:=COM.MICROSOFT.CONCAT(&quot;N=&quot;;[.A76];&quot;,M=&quot;;[.B76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da</text:p>
          </table:table-cell>
          <table:table-cell office:value-type="float" office:value="30.6702" calcext:value-type="float">
            <text:p>30.6702</text:p>
          </table:table-cell>
          <table:table-cell table:formula="of:=COM.MICROSOFT.CONCAT(&quot;N=&quot;;[.A77];&quot;,M=&quot;;[.B77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da</text:p>
          </table:table-cell>
          <table:table-cell office:value-type="float" office:value="30.756" calcext:value-type="float">
            <text:p>30.756</text:p>
          </table:table-cell>
          <table:table-cell table:formula="of:=COM.MICROSOFT.CONCAT(&quot;N=&quot;;[.A78];&quot;,M=&quot;;[.B78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da</text:p>
          </table:table-cell>
          <table:table-cell office:value-type="float" office:value="30.6459" calcext:value-type="float">
            <text:p>30.6459</text:p>
          </table:table-cell>
          <table:table-cell table:formula="of:=COM.MICROSOFT.CONCAT(&quot;N=&quot;;[.A79];&quot;,M=&quot;;[.B79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da</text:p>
          </table:table-cell>
          <table:table-cell office:value-type="float" office:value="30.7063" calcext:value-type="float">
            <text:p>30.7063</text:p>
          </table:table-cell>
          <table:table-cell table:formula="of:=COM.MICROSOFT.CONCAT(&quot;N=&quot;;[.A80];&quot;,M=&quot;;[.B80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da</text:p>
          </table:table-cell>
          <table:table-cell office:value-type="float" office:value="30.6453" calcext:value-type="float">
            <text:p>30.6453</text:p>
          </table:table-cell>
          <table:table-cell table:formula="of:=COM.MICROSOFT.CONCAT(&quot;N=&quot;;[.A81];&quot;,M=&quot;;[.B81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da</text:p>
          </table:table-cell>
          <table:table-cell office:value-type="float" office:value="16.3262" calcext:value-type="float">
            <text:p>16.3262</text:p>
          </table:table-cell>
          <table:table-cell table:formula="of:=COM.MICROSOFT.CONCAT(&quot;N=&quot;;[.A82];&quot;,M=&quot;;[.B82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da</text:p>
          </table:table-cell>
          <table:table-cell office:value-type="float" office:value="16.221" calcext:value-type="float">
            <text:p>16.221</text:p>
          </table:table-cell>
          <table:table-cell table:formula="of:=COM.MICROSOFT.CONCAT(&quot;N=&quot;;[.A83];&quot;,M=&quot;;[.B83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da</text:p>
          </table:table-cell>
          <table:table-cell office:value-type="float" office:value="16.3715" calcext:value-type="float">
            <text:p>16.3715</text:p>
          </table:table-cell>
          <table:table-cell table:formula="of:=COM.MICROSOFT.CONCAT(&quot;N=&quot;;[.A84];&quot;,M=&quot;;[.B84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da</text:p>
          </table:table-cell>
          <table:table-cell office:value-type="float" office:value="16.2196" calcext:value-type="float">
            <text:p>16.2196</text:p>
          </table:table-cell>
          <table:table-cell table:formula="of:=COM.MICROSOFT.CONCAT(&quot;N=&quot;;[.A85];&quot;,M=&quot;;[.B85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da</text:p>
          </table:table-cell>
          <table:table-cell office:value-type="float" office:value="16.35" calcext:value-type="float">
            <text:p>16.35</text:p>
          </table:table-cell>
          <table:table-cell table:formula="of:=COM.MICROSOFT.CONCAT(&quot;N=&quot;;[.A86];&quot;,M=&quot;;[.B86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da</text:p>
          </table:table-cell>
          <table:table-cell office:value-type="float" office:value="16.2275" calcext:value-type="float">
            <text:p>16.2275</text:p>
          </table:table-cell>
          <table:table-cell table:formula="of:=COM.MICROSOFT.CONCAT(&quot;N=&quot;;[.A87];&quot;,M=&quot;;[.B87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da</text:p>
          </table:table-cell>
          <table:table-cell office:value-type="float" office:value="16.343" calcext:value-type="float">
            <text:p>16.343</text:p>
          </table:table-cell>
          <table:table-cell table:formula="of:=COM.MICROSOFT.CONCAT(&quot;N=&quot;;[.A88];&quot;,M=&quot;;[.B88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da</text:p>
          </table:table-cell>
          <table:table-cell office:value-type="float" office:value="16.2213" calcext:value-type="float">
            <text:p>16.2213</text:p>
          </table:table-cell>
          <table:table-cell table:formula="of:=COM.MICROSOFT.CONCAT(&quot;N=&quot;;[.A89];&quot;,M=&quot;;[.B89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da</text:p>
          </table:table-cell>
          <table:table-cell office:value-type="float" office:value="16.363" calcext:value-type="float">
            <text:p>16.363</text:p>
          </table:table-cell>
          <table:table-cell table:formula="of:=COM.MICROSOFT.CONCAT(&quot;N=&quot;;[.A90];&quot;,M=&quot;;[.B90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da</text:p>
          </table:table-cell>
          <table:table-cell office:value-type="float" office:value="16.2222" calcext:value-type="float">
            <text:p>16.2222</text:p>
          </table:table-cell>
          <table:table-cell table:formula="of:=COM.MICROSOFT.CONCAT(&quot;N=&quot;;[.A91];&quot;,M=&quot;;[.B91])" office:value-type="string" office:string-value="N=10000,M=10000" calcext:value-type="string">
            <text:p>N=10000,M=10000</text:p>
          </table:table-cell>
        </table:table-row>
      </table:table>
      <table:table table:name="Pivot Table_data-good_1" table:style-name="ta1">
        <table:table-column table:style-name="co9" table:default-cell-style-name="ce4"/>
        <table:table-column table:style-name="co8" table:default-cell-style-name="ce10"/>
        <table:table-column table:style-name="co8" table:default-cell-style-name="ce16"/>
        <table:table-row table:style-name="ro1">
          <table:table-cell table:style-name="ce1" office:value-type="string" calcext:value-type="string">
            <text:p>size</text:p>
          </table:table-cell>
          <table:table-cell table:style-name="ce7" office:value-type="string" calcext:value-type="string">
            <text:p>p</text:p>
          </table:table-cell>
          <table:table-cell table:style-name="ce13" office:value-type="string" calcext:value-type="string">
            <text:p>Average - elapsed</text:p>
          </table:table-cell>
        </table:table-row>
        <table:table-row table:style-name="ro1">
          <table:table-cell table:style-name="ce2" office:value-type="string" calcext:value-type="string">
            <text:p>N=10,M=10</text:p>
          </table:table-cell>
          <table:table-cell table:style-name="ce8" office:value-type="float" office:value="2" calcext:value-type="float">
            <text:p>2</text:p>
          </table:table-cell>
          <table:table-cell table:style-name="ce14" office:value-type="float" office:value="0.0003632088" calcext:value-type="float">
            <text:p>0.0003632088</text:p>
          </table:table-cell>
        </table:table-row>
        <table:table-row table:style-name="ro1">
          <table:table-cell table:style-name="ce3" office:value-type="string" calcext:value-type="string">
            <text:p>N=1000,M=1000</text:p>
          </table:table-cell>
          <table:table-cell table:style-name="ce9" office:value-type="float" office:value="2" calcext:value-type="float">
            <text:p>2</text:p>
          </table:table-cell>
          <table:table-cell table:style-name="ce15" office:value-type="float" office:value="1.138736" calcext:value-type="float">
            <text:p>1.13873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5652609" calcext:value-type="float">
            <text:p>0.565260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2867803" calcext:value-type="float">
            <text:p>0.2867803</text:p>
          </table:table-cell>
        </table:table-row>
        <table:table-row table:style-name="ro1">
          <table:table-cell table:style-name="ce5"/>
          <table:table-cell table:style-name="ce11" office:value-type="float" office:value="16" calcext:value-type="float">
            <text:p>16</text:p>
          </table:table-cell>
          <table:table-cell table:style-name="ce17" office:value-type="float" office:value="0.1583824" calcext:value-type="float">
            <text:p>0.1583824</text:p>
          </table:table-cell>
        </table:table-row>
        <table:table-row table:style-name="ro1">
          <table:table-cell table:style-name="ce3" office:value-type="string" calcext:value-type="string">
            <text:p>N=10000,M=10000</text:p>
          </table:table-cell>
          <table:table-cell table:style-name="ce9" office:value-type="float" office:value="2" calcext:value-type="float">
            <text:p>2</text:p>
          </table:table-cell>
          <table:table-cell table:style-name="ce15" office:value-type="float" office:value="117.8645" calcext:value-type="float">
            <text:p>117.864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9.94452" calcext:value-type="float">
            <text:p>59.9445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0.70442" calcext:value-type="float">
            <text:p>30.70442</text:p>
          </table:table-cell>
        </table:table-row>
        <table:table-row table:style-name="ro1">
          <table:table-cell table:style-name="ce5"/>
          <table:table-cell table:style-name="ce11" office:value-type="float" office:value="16" calcext:value-type="float">
            <text:p>16</text:p>
          </table:table-cell>
          <table:table-cell table:style-name="ce17" office:value-type="float" office:value="16.28653" calcext:value-type="float">
            <text:p>16.28653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2"/>
          <table:table-cell table:style-name="ce18" office:value-type="float" office:value="25.2166103120889" calcext:value-type="float">
            <text:p>25.2166103120889</text:p>
          </table:table-cell>
        </table:table-row>
      </table:table>
      <table:named-expressions/>
      <table:data-pilot-tables>
        <table:data-pilot-table table:name="DataPilot1" table:application-data="" table:target-range-address="'Pivot Table_data-good_1'.A1:'Pivot Table_data-good_1'.C11" table:buttons="'Pivot Table_data-good_1'.A1 'Pivot Table_data-good_1'.B1" table:show-filter-button="false" table:drill-down-on-double-click="false">
          <table:source-cell-range table:cell-range-address="'data-good'.A1:'data-good'.H9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ize" table:orientation="row" table:used-hierarchy="0" table:function="auto">
            <table:data-pilot-level table:show-empty="false" calcext:repeat-item-labels="false">
              <table:data-pilot-members>
                <table:data-pilot-member table:name="N=10,M=10" table:display="true" table:show-details="true"/>
                <table:data-pilot-member table:name="N=1000,M=1000" table:display="true" table:show-details="true"/>
                <table:data-pilot-member table:name="N=10000,M=1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" table:orientation="row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4" table:display="true" table:show-details="true"/>
                <table:data-pilot-member table:name="8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lapsed" table:orientation="data" table:used-hierarchy="0" table:function="average">
            <table:data-pilot-level table:show-empty="false" calcext:repeat-item-labels="false">
              <table:data-pilot-members>
                <table:data-pilot-member table:name="0.000354466" table:display="true" table:show-details="true"/>
                <table:data-pilot-member table:name="0.000355547" table:display="true" table:show-details="true"/>
                <table:data-pilot-member table:name="0.000355865" table:display="true" table:show-details="true"/>
                <table:data-pilot-member table:name="0.000356806" table:display="true" table:show-details="true"/>
                <table:data-pilot-member table:name="0.000357397" table:display="true" table:show-details="true"/>
                <table:data-pilot-member table:name="0.000358495" table:display="true" table:show-details="true"/>
                <table:data-pilot-member table:name="0.000359572" table:display="true" table:show-details="true"/>
                <table:data-pilot-member table:name="0.000366825" table:display="true" table:show-details="true"/>
                <table:data-pilot-member table:name="0.000377083" table:display="true" table:show-details="true"/>
                <table:data-pilot-member table:name="0.000390032" table:display="true" table:show-details="true"/>
                <table:data-pilot-member table:name="0.158342" table:display="true" table:show-details="true"/>
                <table:data-pilot-member table:name="0.158356" table:display="true" table:show-details="true"/>
                <table:data-pilot-member table:name="0.15836" table:display="true" table:show-details="true"/>
                <table:data-pilot-member table:name="0.158367" table:display="true" table:show-details="true"/>
                <table:data-pilot-member table:name="0.158377" table:display="true" table:show-details="true"/>
                <table:data-pilot-member table:name="0.158388" table:display="true" table:show-details="true"/>
                <table:data-pilot-member table:name="0.158394" table:display="true" table:show-details="true"/>
                <table:data-pilot-member table:name="0.158401" table:display="true" table:show-details="true"/>
                <table:data-pilot-member table:name="0.158416" table:display="true" table:show-details="true"/>
                <table:data-pilot-member table:name="0.158423" table:display="true" table:show-details="true"/>
                <table:data-pilot-member table:name="0.286736" table:display="true" table:show-details="true"/>
                <table:data-pilot-member table:name="0.286751" table:display="true" table:show-details="true"/>
                <table:data-pilot-member table:name="0.286761" table:display="true" table:show-details="true"/>
                <table:data-pilot-member table:name="0.286766" table:display="true" table:show-details="true"/>
                <table:data-pilot-member table:name="0.286773" table:display="true" table:show-details="true"/>
                <table:data-pilot-member table:name="0.286794" table:display="true" table:show-details="true"/>
                <table:data-pilot-member table:name="0.286799" table:display="true" table:show-details="true"/>
                <table:data-pilot-member table:name="0.286827" table:display="true" table:show-details="true"/>
                <table:data-pilot-member table:name="0.28683" table:display="true" table:show-details="true"/>
                <table:data-pilot-member table:name="0.56509" table:display="true" table:show-details="true"/>
                <table:data-pilot-member table:name="0.565131" table:display="true" table:show-details="true"/>
                <table:data-pilot-member table:name="0.565137" table:display="true" table:show-details="true"/>
                <table:data-pilot-member table:name="0.565143" table:display="true" table:show-details="true"/>
                <table:data-pilot-member table:name="0.565155" table:display="true" table:show-details="true"/>
                <table:data-pilot-member table:name="0.565156" table:display="true" table:show-details="true"/>
                <table:data-pilot-member table:name="0.565173" table:display="true" table:show-details="true"/>
                <table:data-pilot-member table:name="0.565199" table:display="true" table:show-details="true"/>
                <table:data-pilot-member table:name="0.565221" table:display="true" table:show-details="true"/>
                <table:data-pilot-member table:name="0.566204" table:display="true" table:show-details="true"/>
                <table:data-pilot-member table:name="1.11532" table:display="true" table:show-details="true"/>
                <table:data-pilot-member table:name="1.11545" table:display="true" table:show-details="true"/>
                <table:data-pilot-member table:name="1.11549" table:display="true" table:show-details="true"/>
                <table:data-pilot-member table:name="1.11563" table:display="true" table:show-details="true"/>
                <table:data-pilot-member table:name="1.1157" table:display="true" table:show-details="true"/>
                <table:data-pilot-member table:name="1.11576" table:display="true" table:show-details="true"/>
                <table:data-pilot-member table:name="1.11578" table:display="true" table:show-details="true"/>
                <table:data-pilot-member table:name="1.11593" table:display="true" table:show-details="true"/>
                <table:data-pilot-member table:name="1.11678" table:display="true" table:show-details="true"/>
                <table:data-pilot-member table:name="1.34552" table:display="true" table:show-details="true"/>
                <table:data-pilot-member table:name="16.2196" table:display="true" table:show-details="true"/>
                <table:data-pilot-member table:name="16.221" table:display="true" table:show-details="true"/>
                <table:data-pilot-member table:name="16.2213" table:display="true" table:show-details="true"/>
                <table:data-pilot-member table:name="16.2222" table:display="true" table:show-details="true"/>
                <table:data-pilot-member table:name="16.2275" table:display="true" table:show-details="true"/>
                <table:data-pilot-member table:name="16.3262" table:display="true" table:show-details="true"/>
                <table:data-pilot-member table:name="16.343" table:display="true" table:show-details="true"/>
                <table:data-pilot-member table:name="16.35" table:display="true" table:show-details="true"/>
                <table:data-pilot-member table:name="16.363" table:display="true" table:show-details="true"/>
                <table:data-pilot-member table:name="16.3715" table:display="true" table:show-details="true"/>
                <table:data-pilot-member table:name="30.6453" table:display="true" table:show-details="true"/>
                <table:data-pilot-member table:name="30.6459" table:display="true" table:show-details="true"/>
                <table:data-pilot-member table:name="30.6473" table:display="true" table:show-details="true"/>
                <table:data-pilot-member table:name="30.6479" table:display="true" table:show-details="true"/>
                <table:data-pilot-member table:name="30.6702" table:display="true" table:show-details="true"/>
                <table:data-pilot-member table:name="30.7063" table:display="true" table:show-details="true"/>
                <table:data-pilot-member table:name="30.756" table:display="true" table:show-details="true"/>
                <table:data-pilot-member table:name="30.7579" table:display="true" table:show-details="true"/>
                <table:data-pilot-member table:name="30.7689" table:display="true" table:show-details="true"/>
                <table:data-pilot-member table:name="30.7985" table:display="true" table:show-details="true"/>
                <table:data-pilot-member table:name="59.8845" table:display="true" table:show-details="true"/>
                <table:data-pilot-member table:name="59.9341" table:display="true" table:show-details="true"/>
                <table:data-pilot-member table:name="59.9343" table:display="true" table:show-details="true"/>
                <table:data-pilot-member table:name="59.9377" table:display="true" table:show-details="true"/>
                <table:data-pilot-member table:name="59.9403" table:display="true" table:show-details="true"/>
                <table:data-pilot-member table:name="59.9469" table:display="true" table:show-details="true"/>
                <table:data-pilot-member table:name="59.9532" table:display="true" table:show-details="true"/>
                <table:data-pilot-member table:name="59.9608" table:display="true" table:show-details="true"/>
                <table:data-pilot-member table:name="59.976" table:display="true" table:show-details="true"/>
                <table:data-pilot-member table:name="59.9774" table:display="true" table:show-details="true"/>
                <table:data-pilot-member table:name="117.496" table:display="true" table:show-details="true"/>
                <table:data-pilot-member table:name="117.507" table:display="true" table:show-details="true"/>
                <table:data-pilot-member table:name="117.513" table:display="true" table:show-details="true"/>
                <table:data-pilot-member table:name="117.526" table:display="true" table:show-details="true"/>
                <table:data-pilot-member table:name="117.539" table:display="true" table:show-details="true"/>
                <table:data-pilot-member table:name="117.628" table:display="true" table:show-details="true"/>
                <table:data-pilot-member table:name="118.214" table:display="true" table:show-details="true"/>
                <table:data-pilot-member table:name="118.838" table:display="true" table:show-details="true"/>
                <table:data-pilot-member table:name="118.84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0T21:49:57.200583533</dc:date>
    <meta:editing-duration>PT2M24S</meta:editing-duration>
    <meta:editing-cycles>2</meta:editing-cycles>
    <meta:generator>LibreOffice/7.5.7.1$Linux_X86_64 LibreOffice_project/50$Build-1</meta:generator>
    <meta:document-statistic meta:table-count="2" meta:cell-count="754" meta:object-count="0"/>
  </office:meta>
</office:document-meta>
</file>